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,571,753,58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,177,200,51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,016,747,754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8,049,954,289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6,702,610,842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5,227,991,395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4,054,443,213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,829,541,141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,242,275,199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,401,851,850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351,914,09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639,235,842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,274,595,70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293,046,161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337,833,248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658,246,918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284,028,482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984,000,517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654,031,716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517,242,477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120,425,502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443,413,388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506,695,71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8:59.102500458</dc:date>
    <meta:editing-duration>PT55M5S</meta:editing-duration>
    <meta:editing-cycles>30</meta:editing-cycles>
    <meta:generator>LibreOffice/7.2.6.2$Linux_X86_64 LibreOffice_project/20$Build-2</meta:generator>
    <meta:document-statistic meta:table-count="1" meta:cell-count="48" meta:object-count="0"/>
  </office:meta>
</office:document-meta>
</file>